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02cm" fo:text-align="center" style:justify-single-word="false"/>
    </style:style>
    <style:style style:name="P2" style:family="paragraph" style:parent-style-name="Heading_20_1">
      <style:paragraph-properties style:line-height-at-least="0.423cm"/>
      <style:text-properties officeooo:paragraph-rsid="000b34d2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size="10pt" officeooo:rsid="000b3e23" officeooo:paragraph-rsid="000b3e23" style:font-size-asian="10pt" style:font-size-complex="10pt"/>
    </style:style>
    <style:style style:name="P6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LO-normal">
      <style:paragraph-properties fo:margin-left="1.27cm" fo:margin-right="0cm" fo:text-indent="0cm" style:auto-text-indent="false"/>
    </style:style>
    <style:style style:name="P8" style:family="paragraph" style:parent-style-name="Title">
      <style:paragraph-properties style:line-height-at-least="0.002cm" fo:text-align="center" style:justify-single-word="false"/>
    </style:style>
    <style:style style:name="P9" style:family="paragraph" style:parent-style-name="Heading_20_1" style:list-style-name="WWNum1a">
      <style:paragraph-properties style:line-height-at-least="0.423cm"/>
    </style:style>
    <style:style style:name="P10" style:family="paragraph" style:parent-style-name="Heading_20_2" style:list-style-name="WWNum1a">
      <style:paragraph-properties style:line-height-at-least="0.423cm"/>
    </style:style>
    <style:style style:name="P11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0b3e23" officeooo:paragraph-rsid="000b3e23" style:font-size-asian="10pt" style:font-size-complex="10pt"/>
    </style:style>
    <style:style style:name="P12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10047a" officeooo:paragraph-rsid="0010047a" style:font-size-asian="10pt" style:font-size-complex="10pt"/>
    </style:style>
    <style:style style:name="P13" style:family="paragraph" style:parent-style-name="LO-normal" style:list-style-name="L1">
      <style:paragraph-properties fo:margin-top="0cm" fo:margin-bottom="0.212cm" style:contextual-spacing="false" fo:line-height="100%" fo:orphans="0" fo:widows="0"/>
      <style:text-properties officeooo:paragraph-rsid="0010047a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e7880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10047a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2pt" fo:language="pt" fo:country="BR" officeooo:rsid="000b3e23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loext:opacity="0%" style:font-name="Liberation Serif" fo:font-size="12pt" fo:language="pt" fo:country="BR" officeooo:rsid="0010047a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loext:opacity="0%" style:font-name="Liberation Serif" fo:language="pt" fo:country="BR" officeooo:rsid="0010047a" style:letter-kerning="true" style:font-name-asian="0" style:language-asian="zh" style:country-asian="CN" style:font-name-complex="Arial" style:language-complex="hi" style:country-complex="IN"/>
    </style:style>
    <style:style style:name="T8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0b34d2" style:font-size-asian="10pt" style:font-size-complex="10pt"/>
    </style:style>
    <style:style style:name="T11" style:family="text">
      <style:text-properties fo:font-size="10pt" officeooo:rsid="0010047a" style:font-size-asian="10pt" style:font-size-complex="10pt"/>
    </style:style>
    <style:style style:name="T12" style:family="text">
      <style:text-properties fo:font-size="10pt" officeooo:rsid="0011ad6b" style:font-size-asian="10pt" style:font-size-complex="10pt"/>
    </style:style>
    <style:style style:name="T13" style:family="text">
      <style:text-properties officeooo:rsid="000b34d2"/>
    </style:style>
    <style:style style:name="T14" style:family="text">
      <style:text-properties style:font-name="Liberation Sans" fo:font-size="14pt" officeooo:rsid="000b34d2" style:font-name-asian="Microsoft YaHei" style:font-size-asian="14pt" style:font-name-complex="Arial" style:font-size-complex="14pt"/>
    </style:style>
    <style:style style:name="T15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6" style:family="text">
      <style:text-properties style:font-name="Liberation Sans" fo:font-size="14pt" officeooo:rsid="0010047a" style:font-name-asian="Microsoft YaHei" style:font-size-asian="14pt" style:font-name-complex="Arial" style:font-size-complex="14pt"/>
    </style:style>
    <style:style style:name="T17" style:family="text">
      <style:text-properties officeooo:rsid="000b3e23"/>
    </style:style>
    <style:style style:name="T18" style:family="text">
      <style:text-properties officeooo:rsid="001004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Sistema de </text:span><text:span text:style-name="T8">Gerenciamento de Teatro</text:span><text:line-break/>Caso de Uso: <text:span text:style-name="T14">Cadastrar usuário</text:span></text:p>
      <text:list xml:id="list3503788266" text:style-name="WWNum1a">
        <text:list-item>
          <text:p text:style-name="P9">Descrição</text:p>
        </text:list-item>
      </text:list>
      <text:p text:style-name="P3"><text:span text:style-name="T9">Este </text:span><text:span text:style-name="T11">caso de uso</text:span><text:span text:style-name="T9"> descreve como é </text:span><text:span text:style-name="T3">feito o cadastro de um novo usuário, </text:span><text:span text:style-name="T4">se o mesmo possuir uma matrícula válida</text:span><text:span text:style-name="T2">.</text:span></text:p>
      <text:list xml:id="list160233896738633" text:continue-numbering="true" text:style-name="WWNum1a">
        <text:list-item>
          <text:p text:style-name="P9">Descrição do Ator</text:p>
          <text:list>
            <text:list-item>
              <text:p text:style-name="P10">Usuário <text:span text:style-name="T18">não autenticado</text:span></text:p>
            </text:list-item>
          </text:list>
        </text:list-item>
        <text:list-item>
          <text:p text:style-name="P9">Pré-requisito</text:p>
        </text:list-item>
      </text:list>
      <text:p text:style-name="P5">1. Não se aplica.</text:p>
      <text:list xml:id="list160232236960068" text:continue-numbering="true" text:style-name="WWNum1a">
        <text:list-item>
          <text:p text:style-name="P9">Fluxo básico de eventos</text:p>
        </text:list-item>
      </text:list>
      <text:list xml:id="list819881276" text:style-name="WWNum2a">
        <text:list-item>
          <text:p text:style-name="P11">O usuário <text:span text:style-name="T7">não autenticado seleciona a opção de registro e é redirecionado para uma tela de cadastro</text:span>.</text:p>
        </text:list-item>
        <text:list-item>
          <text:p text:style-name="P11">O usuário <text:span text:style-name="T18">preenche seus dados para efetuar o cadastro</text:span>.</text:p>
        </text:list-item>
        <text:list-item>
          <text:p text:style-name="P12">Se tudo estiver preenchido corretamento o usuário é cadastrado e volta para a tela de login.</text:p>
        </text:list-item>
      </text:list>
      <text:list xml:id="list160232881009301" text:continue-list="list160232236960068" text:style-name="WWNum1a">
        <text:list-item>
          <text:p text:style-name="P9">Fluxos alternativos</text:p>
        </text:list-item>
      </text:list>
      <text:p text:style-name="P2"><text:span text:style-name="T13">5.1 </text:span><text:span text:style-name="T16">Matrícula invalida</text:span></text:p>
      <text:p text:style-name="P4"><text:span text:style-name="T4">A matrícula informada pelo usuário no cadastro é repetida ou não consta na base de dados</text:span><text:span text:style-name="T9">:</text:span></text:p>
      <text:list xml:id="list4158916232" text:style-name="L1">
        <text:list-item>
          <text:p text:style-name="P13"><text:span text:style-name="T11">Se o usuário informar uma matrícula invalida</text:span><text:span text:style-name="T2">.</text:span></text:p>
        </text:list-item>
        <text:list-item>
          <text:p text:style-name="P13"><text:span text:style-name="T10">O sistema </text:span><text:span text:style-name="T4">exibe um erro para o usuário e pede para corrigir as informações</text:span><text:span text:style-name="T10">.</text:span></text:p>
        </text:list-item>
        <text:list-item>
          <text:p text:style-name="P13"><text:span text:style-name="T10">O </text:span><text:span text:style-name="T11">usuário pode informar outra matr</text:span><text:span text:style-name="T12">í</text:span><text:span text:style-name="T11">cula e tentar se cadastrar novamente ou voltar para a tela inicial.</text:span><text:bookmark-start text:name="_heading=h.e9sl33f212yp"/></text:p>
        </text:list-item>
      </text:list>
      <text:list xml:id="list160233306703270" text:continue-list="list160232881009301" text:style-name="WWNum1a">
        <text:list-item>
          <text:p text:style-name="P9">Cenários chave</text:p>
          <text:list>
            <text:list-item>
              <text:p text:style-name="P10">Erro ao conectar com o banco de dados.</text:p>
            </text:list-item>
          </text:list>
        </text:list-item>
        <text:list-item>
          <text:p text:style-name="P9">Pós-condição</text:p>
          <text:list>
            <text:list-item>
              <text:p text:style-name="P10"><text:span text:style-name="T16">Cadastro completo</text:span><text:span text:style-name="T17">. </text:span></text:p>
            </text:list-item>
          </text:list>
        </text:list-item>
      </text:list>
      <text:p text:style-name="P7">O usuário conseguiu efetuar<text:span text:style-name="T5"> </text:span><text:span text:style-name="T6">o cadastro e agora será redirecionado para a tela de login novamente</text:span><text:span text:style-name="T9">.</text:span><text:bookmark-start text:name="_heading=h.3ybgif14tkxo"/></text:p>
      <text:list xml:id="list160232220875768" text:continue-numbering="true" text:style-name="WWNum1a">
        <text:list-item>
          <text:list>
            <text:list-item>
              <text:p text:style-name="P10">Falha <text:span text:style-name="T15">n</text:span><text:span text:style-name="T16">o</text:span><text:span text:style-name="T15"> c</text:span><text:span text:style-name="T16">adastro.</text:span><text:bookmark-start text:name="_heading=h.i3hgy9e01tu0"/></text:p>
            </text:list-item>
          </text:list>
        </text:list-item>
      </text:list>
      <text:p text:style-name="P7">O usuário não conseguiu se <text:span text:style-name="T13">cadastrar</text:span> e <text:span text:style-name="T6">voltou para a tela inicial</text:span>.</text:p>
      <text:list xml:id="list160233356307151" text:continue-numbering="true" text:style-name="WWNum1a">
        <text:list-item>
          <text:p text:style-name="P9"><text:soft-page-break/>Requisitos especiais</text:p>
        </text:list-item>
      </text:list>
      <text:p text:style-name="P6">Não se aplica.</text:p>
      <text:p text:style-name="LO-normal"/>
      <text:p text:style-name="P1"><text:bookmark-end text:name="_heading=h.i3hgy9e01tu0"/><text:bookmark-end text:name="_heading=h.3ybgif14tkxo"/><text:bookmark-end text:name="_heading=h.e9sl33f212yp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6M35S</meta:editing-duration>
    <meta:editing-cycles>6</meta:editing-cycles>
    <meta:generator>LibreOffice/7.1.5.2$Windows_X86_64 LibreOffice_project/85f04e9f809797b8199d13c421bd8a2b025d52b5</meta:generator>
    <dc:date>2021-10-18T16:02:31.951000000</dc:date>
    <meta:document-statistic meta:table-count="0" meta:image-count="0" meta:object-count="0" meta:page-count="2" meta:paragraph-count="26" meta:word-count="215" meta:character-count="1205" meta:non-whitespace-character-count="1033"/>
  </office:meta>
</office:document-meta>
</file>